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d8e" officeooo:paragraph-rsid="001f6d8e"/>
    </style:style>
    <style:style style:name="P2" style:family="paragraph" style:parent-style-name="Standard">
      <style:text-properties fo:color="#5983b0"/>
    </style:style>
    <style:style style:name="P3" style:family="paragraph" style:parent-style-name="Standard">
      <style:text-properties fo:color="#5983b0" officeooo:rsid="001f6d8e" officeooo:paragraph-rsid="001f6d8e"/>
    </style:style>
    <style:style style:name="P4" style:family="paragraph" style:parent-style-name="Standard">
      <style:text-properties fo:color="#5983b0" fo:font-style="normal" style:font-style-asian="normal" style:font-style-complex="normal"/>
    </style:style>
    <style:style style:name="P5" style:family="paragraph" style:parent-style-name="Standard">
      <style:text-properties fo:color="#5983b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5983b0" fo:font-style="normal" fo:font-weight="normal" officeooo:rsid="00245575" officeooo:paragraph-rsid="0024557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5983b0" officeooo:rsid="0020aa55" officeooo:paragraph-rsid="0020aa55"/>
    </style:style>
    <style:style style:name="P8" style:family="paragraph" style:parent-style-name="Standard">
      <style:text-properties fo:color="#5983b0" fo:font-weight="normal" style:font-weight-asian="normal" style:font-weight-complex="normal"/>
    </style:style>
    <style:style style:name="P9" style:family="paragraph" style:parent-style-name="Standard">
      <style:text-properties fo:color="#5983b0" fo:font-weight="normal" officeooo:paragraph-rsid="001f6d8e" style:font-weight-asian="normal" style:font-weight-complex="normal"/>
    </style:style>
    <style:style style:name="P10" style:family="paragraph" style:parent-style-name="Standard">
      <style:text-properties fo:color="#5983b0" fo:font-weight="normal" officeooo:paragraph-rsid="00245575" style:font-weight-asian="normal" style:font-weight-complex="normal"/>
    </style:style>
    <style:style style:name="P11" style:family="paragraph" style:parent-style-name="Standard">
      <style:text-properties fo:color="#5983b0" fo:font-weight="normal" officeooo:rsid="0026e106" officeooo:paragraph-rsid="0026e106" style:font-weight-asian="normal" style:font-weight-complex="normal"/>
    </style:style>
    <style:style style:name="P12" style:family="paragraph" style:parent-style-name="Standard">
      <style:text-properties fo:color="#5983b0" officeooo:rsid="00234ca9" officeooo:paragraph-rsid="00234ca9"/>
    </style:style>
    <style:style style:name="P13" style:family="paragraph" style:parent-style-name="Standard">
      <style:text-properties fo:color="#5983b0" officeooo:rsid="00245575" officeooo:paragraph-rsid="00245575"/>
    </style:style>
    <style:style style:name="P14" style:family="paragraph" style:parent-style-name="Standard">
      <style:text-properties fo:color="#5983b0" officeooo:rsid="0025d4f7" officeooo:paragraph-rsid="0025d4f7"/>
    </style:style>
    <style:style style:name="P15" style:family="paragraph" style:parent-style-name="Standard">
      <style:text-properties fo:color="#5983b0" officeooo:rsid="0026e106" officeooo:paragraph-rsid="0026e106"/>
    </style:style>
    <style:style style:name="P16" style:family="paragraph" style:parent-style-name="Standard">
      <style:text-properties fo:color="#5983b0" officeooo:rsid="002804c7" officeooo:paragraph-rsid="002804c7"/>
    </style:style>
    <style:style style:name="P17" style:family="paragraph" style:parent-style-name="Standard">
      <style:text-properties fo:color="#5983b0" officeooo:rsid="00287bc2" officeooo:paragraph-rsid="00287bc2"/>
    </style:style>
    <style:style style:name="P18" style:family="paragraph" style:parent-style-name="Standard">
      <style:text-properties officeooo:paragraph-rsid="001f6d8e"/>
    </style:style>
    <style:style style:name="P19" style:family="paragraph" style:parent-style-name="Standard">
      <style:text-properties officeooo:paragraph-rsid="0020aa55"/>
    </style:style>
    <style:style style:name="P20" style:family="paragraph" style:parent-style-name="Standard">
      <style:text-properties fo:language="es" fo:country="ES"/>
    </style:style>
    <style:style style:name="P21" style:family="paragraph" style:parent-style-name="Standard">
      <style:text-properties officeooo:paragraph-rsid="0025d4f7"/>
    </style:style>
    <style:style style:name="P22" style:family="paragraph" style:parent-style-name="Standard">
      <style:text-properties officeooo:paragraph-rsid="0026e106"/>
    </style:style>
    <style:style style:name="P23" style:family="paragraph" style:parent-style-name="Standard">
      <style:text-properties officeooo:rsid="0026e106" officeooo:paragraph-rsid="0026e106"/>
    </style:style>
    <style:style style:name="P24" style:family="paragraph" style:parent-style-name="Standard">
      <style:text-properties officeooo:rsid="002804c7" officeooo:paragraph-rsid="002804c7"/>
    </style:style>
    <style:style style:name="P25" style:family="paragraph" style:parent-style-name="Standard">
      <style:text-properties fo:color="#5983b0" fo:font-style="normal" fo:font-weight="normal" officeooo:rsid="00287bc2" officeooo:paragraph-rsid="00287bc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5983b0" fo:font-style="normal" fo:font-weight="normal" officeooo:paragraph-rsid="00245575" style:font-style-asian="normal" style:font-weight-asian="normal" style:font-style-complex="normal" style:font-weight-complex="normal"/>
    </style:style>
    <style:style style:name="T1" style:family="text">
      <style:text-properties officeooo:rsid="001f6d8e"/>
    </style:style>
    <style:style style:name="T2" style:family="text">
      <style:text-properties fo:color="#5983b0" fo:font-style="normal" fo:font-weight="normal" officeooo:rsid="001f6d8e" style:font-style-asian="normal" style:font-weight-asian="normal" style:font-style-complex="normal" style:font-weight-complex="normal"/>
    </style:style>
    <style:style style:name="T3" style:family="text">
      <style:text-properties fo:color="#5983b0" fo:font-weight="normal" style:font-weight-asian="normal" style:font-weight-complex="normal"/>
    </style:style>
    <style:style style:name="T4" style:family="text">
      <style:text-properties fo:color="#5983b0" fo:font-weight="normal" officeooo:rsid="0020aa55" style:font-weight-asian="normal" style:font-weight-complex="normal"/>
    </style:style>
    <style:style style:name="T5" style:family="text">
      <style:text-properties fo:color="#5983b0" officeooo:rsid="00221d37"/>
    </style:style>
    <style:style style:name="T6" style:family="text">
      <style:text-properties fo:color="#5983b0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5983b0" officeooo:rsid="0025d4f7"/>
    </style:style>
    <style:style style:name="T8" style:family="text">
      <style:text-properties officeooo:rsid="0020aa55"/>
    </style:style>
    <style:style style:name="T9" style:family="text">
      <style:text-properties officeooo:rsid="00245575"/>
    </style:style>
    <style:style style:name="T10" style:family="text">
      <style:text-properties officeooo:rsid="0025d4f7"/>
    </style:style>
    <style:style style:name="T11" style:family="text">
      <style:text-properties officeooo:rsid="0026e106"/>
    </style:style>
    <style:style style:name="T12" style:family="text">
      <style:text-properties officeooo:rsid="002804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Describe las funciones del administrador de la base de datos.</text:p>
      <text:p text:style-name="P3"/>
      <text:p text:style-name="P3">Los administradores en las base de datos se encargan de instalar, gestionar y configurar las bases de datos, dar soporte a los diferentes equipos y garantizar diferentes aspectos necesarios en las bases de datos entro otros.</text:p>
      <text:p text:style-name="Standard"/>
      <text:p text:style-name="Standard">2. ¿Qué tipos de diseñadores se pueden distinguir en un sistema de bases de</text:p>
      <text:p text:style-name="Standard">datos y cuáles son sus responsabilidades?</text:p>
      <text:p text:style-name="Standard"/>
      <text:p text:style-name="P3">En las bases de datos se pueden encontrar tanto diseñadores físicos como diseñadores lógicos, estos se dedican a determinar que tipos de datos han de estar contenidos en la base de datos y conseguir plasmar lo el punto de vista, mientras que los diseñadores físicos lo que realizan es transformar las estructuras lógicas en estructuras físicas.</text:p>
      <text:p text:style-name="Standard"/>
      <text:p text:style-name="Standard">3. ¿Qué diferencias existen entre las funciones de manipulación y descripción?</text:p>
      <text:p text:style-name="Standard"/>
      <text:p text:style-name="P14">Las diferencias que tienen es que uno sirve para modificar los datos de las bases de datos y los otros sirven para añadir la información</text:p>
      <text:p text:style-name="Standard"/>
      <text:p text:style-name="Standard">4. ¿Qué tipos de usuarios interaccionan con una BD?</text:p>
      <text:p text:style-name="P1"/>
      <text:p text:style-name="P3">Los usuarios que interactúan con la BD son los usuarios finales entre los que se encuentran los los habituales y los esporádicos. <text:span text:style-name="T10">Los usuarios informáticos en el que se encuentran los diseñadores tanto lógicos como físicos , los administradores y los analistas</text:span></text:p>
      <text:p text:style-name="P2"/>
      <text:p text:style-name="Standard">5. Indica qué es un lenguaje huésped, un lenguaje anfitrión y un lenguaje</text:p>
      <text:p text:style-name="Standard">autocontenido.</text:p>
      <text:p text:style-name="Standard"/>
      <text:p text:style-name="P5"><text:span text:style-name="T1">HUÉSPED: S</text:span>e ocupa de la manipulación física de los datos, <text:span text:style-name="T1">s</text:span>e llama <text:span text:style-name="T1">huésped </text:span>porque suele estar alojado en algún otro <text:span text:style-name="T1">lenguaje </text:span>de programación de propósito general.</text:p>
      <text:p text:style-name="P5"/>
      <text:p text:style-name="P18"><text:span text:style-name="T2">ANFITRIÓN: </text:span><text:span text:style-name="T3">se ocupa de la manipulación física de los datos .El lenguaje anfitrión es independiente, es el lenguaje principal a partir del cual se desarrolla la actividad necesaria con la base de datos.</text:span></text:p>
      <text:p text:style-name="P9"/>
      <text:p text:style-name="P19"><text:span text:style-name="T4">AUTOCONTENIDO: </text:span><text:span text:style-name="T3">suelen incluir no sólo los medios de manipulación, sino también facilidades para describir los datos que se desea recuperar o actualizar.</text:span></text:p>
      <text:p text:style-name="P4"/>
      <text:p text:style-name="P19">6. ¿Cuáles deben ser las características más importantes de un lenguaje. <text:span text:style-name="T8">¿O</text:span>rientado a usuarios finales? ¿Y a programadores?</text:p>
      <text:p text:style-name="Standard"/>
      <text:p text:style-name="P2">Permite una vista muy centralizada y clara de los datos para que sean accedidos de la mejor manera posible. Se encargan de gestionar adecuadamente los datos, evitando a los usuarios o programas que les requieren, tener que entender dónde se encuentran físicamente los datos.</text:p>
      <text:p text:style-name="P2"/>
      <text:p text:style-name="P7">USUARIOS FINALES: Los usuarios requieren de los medios básicos para comunicarse con la base SGBD para poder encontrar con facilidad los datos.</text:p>
      <text:p text:style-name="P7"/>
      <text:p text:style-name="P7"/>
      <text:p text:style-name="P7"/>
      <text:p text:style-name="P2"/>
      <text:p text:style-name="Standard"><text:soft-page-break/></text:p>
      <text:p text:style-name="Standard"/>
      <text:p text:style-name="Standard"/>
      <text:p text:style-name="Standard">7. Expón las diferencias entre un lenguaje navegacional y uno de especificación.</text:p>
      <text:p text:style-name="Standard"/>
      <text:p text:style-name="P14">Navegacional recupera los datos y ek de esoecificación actua sobre un conjunto.</text:p>
      <text:p text:style-name="Standard"/>
      <text:p text:style-name="Standard"/>
      <text:p text:style-name="Standard">8. ¿Para qué sirve el área de comunicaciones en un programa que accede a una</text:p>
      <text:p text:style-name="Standard">base de datos?</text:p>
      <text:p text:style-name="Standard"/>
      <text:p text:style-name="P14">Sirve para indicar si la operación fue exitosa o no.</text:p>
      <text:p text:style-name="Standard"/>
      <text:p text:style-name="Standard">9. Di si son ciertas y por qué las siguientes sentencias:</text:p>
      <text:p text:style-name="Standard"/>
      <text:p text:style-name="Standard">a. Los lenguajes huésped son más propios de los usuarios finales que</text:p>
      <text:p text:style-name="P21">los autocontenidos. <text:span text:style-name="T5">FALSO</text:span></text:p>
      <text:p text:style-name="Standard">b. Un lenguaje anfitrión ha de estar siempre embebido en un lenguaje</text:p>
      <text:p text:style-name="P21">de programación. <text:span text:style-name="T5">FALSO </text:span><text:span text:style-name="T7">ya que debe de estar dentro de un lenguaje de programación.</text:span></text:p>
      <text:p text:style-name="P22">c. El LDD puede ser tanto de tipo huésped como autocontenido. <text:span text:style-name="T5">FALSO</text:span></text:p>
      <text:p text:style-name="Standard">d. El LMD puede ser tanto de tipo huésped como autocontenido. <text:span text:style-name="T5">VERDADERO</text:span></text:p>
      <text:p text:style-name="Standard">e. Tanto el acceso a un fichero como a una base de datos se apoya en</text:p>
      <text:p text:style-name="Standard">los métodos de acceso del sistema operativo. <text:span text:style-name="T5">VERDADERO</text:span></text:p>
      <text:p text:style-name="Standard"/>
      <text:p text:style-name="Standard">10. ¿Qué debe permitir especificar el lenguaje de definición de la estructura</text:p>
      <text:p text:style-name="Standard">conceptual (lógica global)?</text:p>
      <text:p text:style-name="Standard"/>
      <text:p text:style-name="P23"/>
      <text:p text:style-name="Standard"/>
      <text:p text:style-name="Standard">11. ¿Qué elementos se almacenan en el Diccionario de Datos?</text:p>
      <text:p text:style-name="Standard"/>
      <text:p text:style-name="P20"><text:span text:style-name="T6">En un diccionario de datos se encuentra la lista de todos los elementos que forman parte del flujo de datos en todo el sistema.</text:span> </text:p>
      <text:p text:style-name="Standard"/>
      <text:p text:style-name="Standard"/>
      <text:p text:style-name="Standard">12. ¿Qué ventajas y/o que inconvenientes puede tener separar la descripción</text:p>
      <text:p text:style-name="Standard">lógica y física de los datos?</text:p>
      <text:p text:style-name="Standard"/>
      <text:p text:style-name="P15">Conseguir la independencia de las estructuras tanto física como lógica.</text:p>
      <text:p text:style-name="Standard"/>
      <text:p text:style-name="Standard">13. Lostérminos”Redundancia“AbstracciónMínima”,delainformación”,”Consistencia”,”Independencia”,”Seguridad”,”Integridad”,”Respaldo y Recuperación”, ”Control de la Concurrencia” y “Tiempo de</text:p>
      <text:p text:style-name="Standard">Respuesta” ¿Qué relación existe entre ellos?</text:p>
      <text:p text:style-name="Standard"/>
      <text:p text:style-name="Standard"/>
      <text:p text:style-name="P15">Son todos los objetivos que tiene que tener un SGBD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4. La modificación de los datos de un registro de la base de datos ¿qué función de la base de datos lo realiza y que tipo de lenguaje tiene asociado?</text:p>
      <text:p text:style-name="Standard"/>
      <text:p text:style-name="P15">Función de manipulación, y el lenguaje es autocontenido o huésped</text:p>
      <text:p text:style-name="P2"/>
      <text:p text:style-name="Standard">15. ¿Por qué un lenguaje de definición de datos es normalmente autocontenido?</text:p>
      <text:p text:style-name="Standard"/>
      <text:p text:style-name="P15">Para que no dependa de otro programa para que sea controlado.</text:p>
      <text:p text:style-name="Standard"/>
      <text:p text:style-name="Standard">16. Compara la forma en que los programas de aplicación acceden a los datos</text:p>
      <text:p text:style-name="Standard">en un sistema de ficheros y en una base de datos.</text:p>
      <text:p text:style-name="Standard"/>
      <text:p text:style-name="P15">Los ficheros a través del sistema operativo y la base de datos a través del SGBD</text:p>
      <text:p text:style-name="Standard"/>
      <text:p text:style-name="Standard">17. ¿En qué nivel del SGBD trabajarías si fueras un usuario sin apenas</text:p>
      <text:p text:style-name="Standard">conocimientos de informática?</text:p>
      <text:p text:style-name="Standard"/>
      <text:p text:style-name="P12">Trabajaría en el nivel <text:span text:style-name="T11">externo</text:span> de la base de datos.</text:p>
      <text:p text:style-name="Standard"/>
      <text:p text:style-name="Standard">18. ¿Qué busca la independencia físico/lógica?</text:p>
      <text:p text:style-name="Standard"/>
      <text:p text:style-name="P11">La separación <text:s/>el almacenamiento físico los datos , y poder cambiar las aplicaciones sin tener que influenciar en el otro elemento.</text:p>
      <text:p text:style-name="P8"/>
      <text:p text:style-name="Standard">19. Define con tus propias palabras modelo de datos.</text:p>
      <text:p text:style-name="Standard"/>
      <text:p text:style-name="P13">Un modelo de datos lo que nos permite es describir las estructuras de datos de la base.</text:p>
      <text:p text:style-name="Standard"/>
      <text:p text:style-name="Standard">20. Di que entiendes por esquema.</text:p>
      <text:p text:style-name="Standard"/>
      <text:p text:style-name="P16">La representación de un modelo de datos.</text:p>
      <text:p text:style-name="Standard"/>
      <text:p text:style-name="Standard">21. Distingue entre esquema y ocurrencia del esquema. Pon un ejemplo.</text:p>
      <text:p text:style-name="P8"/>
      <text:p text:style-name="P10">Esquema: es la descripción de la estructura de la base de datos. <text:span text:style-name="T12">NIA</text:span></text:p>
      <text:p text:style-name="P10">Ocurrencia: son los datos que hay almacenados en el esquema en un determinado momento y que varían. <text:span text:style-name="T12">Datos personales en cada momento.</text:span></text:p>
      <text:p text:style-name="Standard"/>
      <text:p text:style-name="Standard">22. ¿Qué diferencia existe entre el modelo jerárquico y el modelo en red o</text:p>
      <text:p text:style-name="Standard">Codasyl?</text:p>
      <text:p text:style-name="Standard"/>
      <text:p text:style-name="P24">El modelo jerárquico es una estructura lineal y el modelo de red se basa en una estructura no lineal.</text:p>
      <text:p text:style-name="P24"/>
      <text:p text:style-name="Standard">23. ¿Quién desarrollo y en que año el modelo relacional?</text:p>
      <text:p text:style-name="Standard"/>
      <text:p text:style-name="P2">Edgar Frank "Ted" Codd <text:span text:style-name="T9">en 1970</text:span></text:p>
      <text:p text:style-name="Standard"/>
      <text:p text:style-name="Standard">24. Una empresa te pide consejo para implantar una base de datos de</text:p>
      <text:p text:style-name="Standard">direcciones y teléfonos de posibles clientes, con la idea de realizar</text:p>
      <text:p text:style-name="Standard">campañas de publicidad. La empresa en cuestión tiene la central en Madrid,</text:p>
      <text:p text:style-name="Standard">así como delegaciones en Sevilla (para la zona centro-sur), Valencia (para</text:p>
      <text:p text:style-name="Standard"><text:soft-page-break/>la zona este), Santander (para todo el norte de España) y Santa Cruz de</text:p>
      <text:p text:style-name="Standard">Tenerife (para las Islas Canarias). Cada delegación trabajará con la</text:p>
      <text:p text:style-name="Standard">información de su zona. Los datos de los posibles clientes se actualizan</text:p>
      <text:p text:style-name="Standard">anualmente. Aconseja a la empresa sobre la mejor distribución posible para</text:p>
      <text:p text:style-name="Standard">la base de datos, basándote en un razonamiento.</text:p>
      <text:p text:style-name="Standard"/>
      <text:p text:style-name="P16">Base de datos distribuida o una base de datos replicada.</text:p>
      <text:p text:style-name="Standard"/>
      <text:p text:style-name="Standard">25. ¿En qué consiste la arquitectura cliente/servidor?¿Qué beneficios ofrece</text:p>
      <text:p text:style-name="Standard">respecto a la forma tradicional de compartir aplicaciones, en la que todo el</text:p>
      <text:p text:style-name="Standard">software estaba en el servidor?</text:p>
      <text:p text:style-name="Standard"/>
      <text:p text:style-name="P8"><text:span text:style-name="T9">E</text:span>s un modelo de diseño de software en el que las tareas se reparten entre los proveedores de recursos o servicios, llamados servidores, y los demandantes, llamados clientes. <text:span text:style-name="T12">Porque se reparten los recursos, mejora la seguridad.</text:span></text:p>
      <text:p text:style-name="Standard"/>
      <text:p text:style-name="Standard"/>
      <text:p text:style-name="Standard">26. ¿Qué diferencia existe entre una base de datos sólo distribuida y una base</text:p>
      <text:p text:style-name="Standard">de datos replicada?</text:p>
      <text:p text:style-name="Standard"/>
      <text:p text:style-name="P17"/>
      <text:p text:style-name="P2"/>
      <text:p text:style-name="Standard">27. Una empresa tiene dos tiendas en dos ciudades muy próximas entre sí.</text:p>
      <text:p text:style-name="Standard">¿Cómo distribuirías su base de datos?¿Qué harías, por ejemplo, con el</text:p>
      <text:p text:style-name="Standard">fichero de productos?¿Y con el de clientes?</text:p>
      <text:p text:style-name="Standard"/>
      <text:p text:style-name="P17">Información distribuida. </text:p>
      <text:p text:style-name="Standard"/>
      <text:p text:style-name="Standard">28. ¿Qué ventajas e inconvenientes tienen los SGBD Distribuidos?</text:p>
      <text:p text:style-name="P6"/>
      <text:p text:style-name="P25">Pueden dar un mejor servicio a los clientes y una desventaja es que tienen que actualizar los datos en cada uno de los servidores.</text:p>
      <text:p text:style-name="P26"/>
      <text:p text:style-name="Standard">29. Los conceptos de Herencia y Polimorfismo ¿a qué modelo de datos</text:p>
      <text:p text:style-name="Standard">pertenecen?</text:p>
      <text:p text:style-name="Standard"/>
      <text:p text:style-name="P17">Pertenece al modelo de datos orientados</text:p>
      <text:p text:style-name="Standard"/>
      <text:p text:style-name="Standard">30. Indica y describe brevemente los componentes que componen la estructura</text:p>
      <text:p text:style-name="Standard">de un SGBD.</text:p>
      <text:p text:style-name="Standard"/>
      <text:p text:style-name="P17">Página 25 de los apuntes.</text:p>
      <text:p text:style-name="P2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9:18:19.736621577</meta:creation-date>
    <dc:date>2021-09-22T12:53:02.640470670</dc:date>
    <meta:editing-duration>PT11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93" meta:word-count="1232" meta:character-count="7470" meta:non-whitespace-character-count="6328"/>
  </office:meta>
</office:document-meta>
</file>